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000000" loext:opacity="100%" style:font-name="Droid Sans Mono" fo:font-size="10.5pt" fo:font-weight="normal" fo:background-color="transparent"/>
    </style:style>
    <style:style style:name="P2" style:family="paragraph" style:parent-style-name="Standard">
      <style:paragraph-properties style:line-height-at-least="0.198in"/>
      <style:text-properties fo:color="#000000" loext:opacity="100%" style:font-name="Droid Sans Mono" fo:font-size="10.5pt" fo:font-weight="normal" officeooo:rsid="00218930" officeooo:paragraph-rsid="00218930" fo:background-color="transparent"/>
    </style:style>
    <style:style style:name="P3" style:family="paragraph" style:parent-style-name="Standard">
      <style:paragraph-properties style:line-height-at-least="0.198in"/>
      <style:text-properties fo:color="#000000" loext:opacity="100%" style:font-name="Droid Sans Mono" fo:font-size="10.5pt" fo:font-weight="normal" officeooo:rsid="00218930" officeooo:paragraph-rsid="00218930" fo:background-color="transparent" style:font-weight-asian="normal" style:font-weight-complex="normal"/>
    </style:style>
    <style:style style:name="P4" style:family="paragraph" style:parent-style-name="Standard">
      <style:paragraph-properties style:line-height-at-least="0.198in"/>
      <style:text-properties fo:color="#000000" loext:opacity="100%" style:font-name="Droid Sans Mono" fo:font-size="10.5pt" fo:font-weight="normal" officeooo:rsid="0022014f" officeooo:paragraph-rsid="0022014f" fo:background-color="transparent" style:font-weight-asian="normal" style:font-weight-complex="normal"/>
    </style:style>
    <style:style style:name="P5" style:family="paragraph" style:parent-style-name="Standard">
      <style:paragraph-properties style:line-height-at-least="0.198in"/>
      <style:text-properties fo:color="#000000" loext:opacity="100%" style:font-name="Droid Sans Mono" fo:font-size="10.5pt" fo:font-weight="normal" officeooo:rsid="0023f437" officeooo:paragraph-rsid="0023f437" fo:background-color="transparent" style:font-weight-asian="normal" style:font-weight-complex="normal"/>
    </style:style>
    <style:style style:name="P6" style:family="paragraph" style:parent-style-name="Standard">
      <style:paragraph-properties style:line-height-at-least="0.198in"/>
      <style:text-properties fo:color="#000000" loext:opacity="100%" style:font-name="Droid Sans Mono" fo:font-size="10.5pt" fo:font-weight="normal" fo:background-color="transparent" style:font-weight-asian="normal" style:font-weight-complex="normal"/>
    </style:style>
    <style:style style:name="P7" style:family="paragraph" style:parent-style-name="Standard">
      <style:paragraph-properties style:line-height-at-least="0.198in"/>
      <style:text-properties fo:color="#000000" loext:opacity="100%" style:font-name="Droid Sans Mono" fo:font-size="10.5pt" fo:font-weight="normal" officeooo:rsid="00248ed4" officeooo:paragraph-rsid="00248ed4" fo:background-color="transparent" style:font-weight-asian="normal" style:font-weight-complex="normal"/>
    </style:style>
    <style:style style:name="P8" style:family="paragraph" style:parent-style-name="Standard">
      <style:paragraph-properties style:line-height-at-least="0.198in"/>
      <style:text-properties fo:color="#000000" loext:opacity="100%" style:font-name="Droid Sans Mono" fo:font-size="10.5pt" fo:font-weight="normal" officeooo:rsid="00258eed" officeooo:paragraph-rsid="00258eed" fo:background-color="transparent" style:font-weight-asian="normal" style:font-weight-complex="normal"/>
    </style:style>
    <style:style style:name="P9" style:family="paragraph" style:parent-style-name="Standard">
      <style:paragraph-properties style:line-height-at-least="0.198in"/>
      <style:text-properties fo:color="#000000" loext:opacity="100%" style:font-name="Droid Sans Mono" fo:font-size="10.5pt" fo:font-weight="normal" officeooo:rsid="0026a830" officeooo:paragraph-rsid="0026a830" fo:background-color="transparent" style:font-weight-asian="normal" style:font-weight-complex="normal"/>
    </style:style>
    <style:style style:name="P10" style:family="paragraph" style:parent-style-name="Standard">
      <style:paragraph-properties style:line-height-at-least="0.198in"/>
      <style:text-properties fo:color="#000000" loext:opacity="100%" style:font-name="Droid Sans Mono" fo:font-size="10.5pt" fo:font-weight="normal" officeooo:rsid="0026b0c4" officeooo:paragraph-rsid="0026b0c4" fo:background-color="transparent" style:font-weight-asian="normal" style:font-weight-complex="normal"/>
    </style:style>
    <style:style style:name="P11" style:family="paragraph" style:parent-style-name="Standard">
      <style:paragraph-properties style:line-height-at-least="0.198in"/>
      <style:text-properties fo:color="#000000" loext:opacity="100%" style:font-name="Droid Sans Mono" fo:font-size="10.5pt" fo:font-weight="normal" officeooo:rsid="0022014f" officeooo:paragraph-rsid="0022014f" fo:background-color="transparent"/>
    </style:style>
    <style:style style:name="P12" style:family="paragraph" style:parent-style-name="Standard">
      <style:paragraph-properties style:line-height-at-least="0.198in"/>
      <style:text-properties fo:color="#000000" loext:opacity="100%" style:font-name="Droid Sans Mono" fo:font-size="10.5pt" fo:font-weight="normal" officeooo:rsid="00258eed" officeooo:paragraph-rsid="00258eed" fo:background-color="transparent"/>
    </style:style>
    <style:style style:name="P13" style:family="paragraph" style:parent-style-name="Standard">
      <style:paragraph-properties style:line-height-at-least="0.198in"/>
      <style:text-properties fo:color="#000000" loext:opacity="100%" style:font-name="Droid Sans Mono" fo:font-size="10.5pt" fo:font-weight="bold" fo:background-color="transparent" style:font-weight-asian="bold" style:font-weight-complex="bold"/>
    </style:style>
    <style:style style:name="P14" style:family="paragraph" style:parent-style-name="Standard">
      <style:paragraph-properties style:line-height-at-least="0.198in"/>
      <style:text-properties fo:color="#000000" loext:opacity="100%" style:font-name="Droid Sans Mono" fo:font-size="16pt" fo:font-weight="bold" fo:background-color="transparent" style:font-size-asian="16pt" style:font-weight-asian="bold" style:font-size-complex="16pt" style:font-weight-complex="bold"/>
    </style:style>
    <style:style style:name="P15" style:family="paragraph" style:parent-style-name="Standard">
      <style:paragraph-properties style:line-height-at-least="0.198in"/>
      <style:text-properties fo:color="#000000" loext:opacity="100%" fo:background-color="transparen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uestas al Test de JavaScript</text:p>
      <text:p text:style-name="P1">Recuerda que estas respuestas (o al menos la mayoría) NO SON ABSOLUTAS. Es completamente válido (en la mayoría de casos) si tienes otras respuestas. Recuerda que podemos discutirlo en la sección de comentarios del curso. :D</text:p>
      <text:p text:style-name="P15"/>
      <text:p text:style-name="P1">Variables y operaciones</text:p>
      <text:p text:style-name="P1">Responde las siguientes preguntas en la sección de comentarios:</text:p>
      <text:p text:style-name="P1"/>
      <text:p text:style-name="P13">¿Qué es una variable y para qué sirve?</text:p>
      <text:p text:style-name="P1">Cajitas (espacios en memoria) donde podemos guardar información (dependiendo de los tipos y estructuras de datos que soporte nuestro lenguaje).</text:p>
      <text:p text:style-name="P15"/>
      <text:p text:style-name="P13">¿Cuál es la diferencia entre declarar e inicializar una variable?</text:p>
      <text:p text:style-name="P1">Declarar es cuando le decimos a JavaScript que vamos a crear una variable con el nombre tal. Mientras que inicializar (o reinicializar) es asignarle un valor a esa variable.</text:p>
      <text:p text:style-name="P15"/>
      <text:p text:style-name="P13">¿Cuál es la diferencia entre sumar números y concatenar strings?</text:p>
      <text:p text:style-name="P13">¿Cuál operador me permite sumar o concatenar?</text:p>
      <text:p text:style-name="P1">EL operador que nos permite sumar o concatenar es +. Este operador nos permite sumar números cuando lo usamos con números. Pero cuando los strings, lo que hace es unir (concatenar, así se dice) ambos strings.</text:p>
      <text:p text:style-name="P15"/>
      <text:p text:style-name="P13">Determina el nombre y tipo de dato para almacenar en variables la siguiente información:</text:p>
      <text:p text:style-name="P1">Nombre: string</text:p>
      <text:p text:style-name="P1">Apellido: string</text:p>
      <text:p text:style-name="P1">Nombre de usuario en Platzi: strig (@fulanito)</text:p>
      <text:p text:style-name="P1">Edad: number</text:p>
      <text:p text:style-name="P1">Correo electrónico: string (lala@gmail.com)</text:p>
      <text:p text:style-name="P1">Mayor de edad: boolean</text:p>
      <text:p text:style-name="P1">Dinero ahorrado: number</text:p>
      <text:p text:style-name="P1">Deudas: number</text:p>
      <text:p text:style-name="P1">three Traduce a código JavaScript las variables del ejemplo anterior y deja tu código en los comentarios.</text:p>
      <text:p text:style-name="P1">let nombre = 'Juan David';</text:p>
      <text:p text:style-name="P1">let apellido = 'Catro Gallego';</text:p>
      <text:p text:style-name="P1">let username = 'juandc';</text:p>
      <text:p text:style-name="P1">let edad = 19;</text:p>
      <text:p text:style-name="P1">let mail = 'juanito@alcachofa.xyz';</text:p>
      <text:p text:style-name="P1">let esMayorDeEdad = true;</text:p>
      <text:p text:style-name="P1">let dineroAhorrado = 1000;</text:p>
      <text:p text:style-name="P1">let deudas = 100;</text:p>
      <text:p text:style-name="P1">four Calcula e imprime las siguientes variables a partir de las variables del ejemplo anterior:</text:p>
      <text:p text:style-name="P1">Nombre completo (nombre y apellido)</text:p>
      <text:p text:style-name="P1">Dinero real (dinero ahorrado menos deudas)</text:p>
      <text:p text:style-name="P1">let nombreCompleto = nombre + ' ' + apellido;</text:p>
      <text:p text:style-name="P1">let dineroReal = dineroAhorrado - deudas;</text:p>
      <text:p text:style-name="P14"><text:soft-page-break/>Funciones</text:p>
      <text:p text:style-name="P1">one Responde las siguientes preguntas en la sección de comentarios:</text:p>
      <text:p text:style-name="P1"/>
      <text:p text:style-name="P13">¿Qué es una función?</text:p>
      <text:p text:style-name="P2">Las funciones ns permiten encapsular (guardar) bloques de codigo para utilizarlos y ejecutarlos en el futuro</text:p>
      <text:p text:style-name="P2"/>
      <text:p text:style-name="P1">¿<text:span text:style-name="T1">Cuándo me sirve usar una función en mi código?</text:span></text:p>
      <text:p text:style-name="P3">Cuando tenemos variables o bloques de codigo <text:s/>muy parecidos que podemos encapsular para reutilizar en el futuro con cambios que podrian ser parametros o argumentos.</text:p>
      <text:p text:style-name="P4">Tambien nos sirve para mejorar la legibilidad de nuestro codigo.</text:p>
      <text:p text:style-name="P1"/>
      <text:p text:style-name="P13">¿Cuál es la diferencia entre parámetros y argumentos de una función?</text:p>
      <text:p text:style-name="P11">Las funciones reciben parametros cuando las creamos.</text:p>
      <text:p text:style-name="P11">Y les enviamos argumentos cuando las ejecutamos.</text:p>
      <text:p text:style-name="P1"/>
      <text:p text:style-name="P1"/>
      <text:p text:style-name="P1"/>
      <text:p text:style-name="P1">Convierte el siguiente código en una función, pero, cambiando cuando sea necesario las variables constantes por parámetros y argumentos en una función:</text:p>
      <text:p text:style-name="P1">const name = "Juan David";</text:p>
      <text:p text:style-name="P1">const lastname = "Castro Gallego";</text:p>
      <text:p text:style-name="P1">const completeName = name + lastname;</text:p>
      <text:p text:style-name="P1">const nickname = "juandc";</text:p>
      <text:p text:style-name="P15"/>
      <text:p text:style-name="P1">console.log("Mi nombre es " + completeName + ", pero prefiero que me digas " + nickname + ".");</text:p>
      <text:p text:style-name="P1"/>
      <text:p text:style-name="P14">Condicionales</text:p>
      <text:p text:style-name="P1">Responde las siguientes preguntas en la sección de comentarios:</text:p>
      <text:p text:style-name="P13"/>
      <text:p text:style-name="P13">¿Qué es un condicional?</text:p>
      <text:p text:style-name="P5">Son a forma en que ejecutamos un bloque de codigo u otro dependiendo de una condicion o validacion</text:p>
      <text:p text:style-name="P13"/>
      <text:p text:style-name="P13">¿Qué tipos de condicionales existen en JavaScript y cuáles son sus diferencias?</text:p>
      <text:p text:style-name="P5">If, else, elseif, switch</text:p>
      <text:p text:style-name="P5">El condicional If junto con else y elseif nos permite hacer validaciones completamente distintas en cada validacion.</text:p>
      <text:p text:style-name="P5">En cambio, en el switch, todas las validacines se comparan con la misma condicion</text:p>
      <text:p text:style-name="P13"/>
      <text:p text:style-name="P13">¿Puedo combinar funciones y condicionales?</text:p>
      <text:p text:style-name="P5">Si, las funciones pueden encapsular cualquier bloque de codigo, incluyendo condicionales.</text:p>
      <text:p text:style-name="P5"/>
      <text:p text:style-name="P5"/>
      <text:p text:style-name="P1"/>
      <text:p text:style-name="P1"><text:soft-page-break/>Replica el comportamiento del siguiente código que usa la sentencia switch utilizando if, else y else if:</text:p>
      <text:p text:style-name="P1">const tipoDeSuscripcion = "Basic";</text:p>
      <text:p text:style-name="P15"/>
      <text:p text:style-name="P1">switch (tipoDeSuscripcion) {</text:p>
      <text:p text:style-name="P1">case "Free":</text:p>
      <text:p text:style-name="P1">console.log("Solo puedes tomar los cursos gratis");</text:p>
      <text:p text:style-name="P1">break;</text:p>
      <text:p text:style-name="P1">case "Basic":</text:p>
      <text:p text:style-name="P1">console.log("Puedes tomar casi todos los cursos de Platzi durante un mes");</text:p>
      <text:p text:style-name="P1">break;</text:p>
      <text:p text:style-name="P1">case "Expert":</text:p>
      <text:p text:style-name="P1">console.log("Puedes tomar casi todos los cursos de Platzi durante un año");</text:p>
      <text:p text:style-name="P1">break;</text:p>
      <text:p text:style-name="P1">case "ExpertPlus":</text:p>
      <text:p text:style-name="P1">console.log("Tú y alguien más pueden tomar TODOS los cursos de Platzi durante un año");</text:p>
      <text:p text:style-name="P1">break;</text:p>
      <text:p text:style-name="P1">}</text:p>
      <text:p text:style-name="P1"/>
      <text:p text:style-name="P1">three Replica el comportamiento de tu condicional anterior con if, else y else if, pero ahora solo con if (sin else ni else if).</text:p>
      <text:p text:style-name="P1">bulb Bonus: si ya eres una experta o experto en el lenguaje, te desafío a comentar cómo replicar este comportamiento con arrays y un solo condicional. smirk</text:p>
      <text:p text:style-name="P15"/>
      <text:p text:style-name="P14">Ciclos</text:p>
      <text:p text:style-name="P1">Responde las siguientes preguntas en la sección de comentarios:</text:p>
      <text:p text:style-name="P1"/>
      <text:p text:style-name="P1">¿<text:span text:style-name="T1">Qué es un ciclo?</text:span></text:p>
      <text:p text:style-name="P7">Es la forma de ejecutar un bloque de codigo hasta que se cumpla cierta condicion.</text:p>
      <text:p text:style-name="P7"/>
      <text:p text:style-name="P13">¿Qué tipos de ciclos existen en JavaScript?</text:p>
      <text:p text:style-name="P7">While, for, do while.</text:p>
      <text:p text:style-name="P7"/>
      <text:p text:style-name="P13">¿Qué es un ciclo infinito y por qué es un problema?</text:p>
      <text:p text:style-name="P8">Es cuando la condicion o validacion para terminar el ciclo nunca se cumple</text:p>
      <text:p text:style-name="P8"/>
      <text:p text:style-name="P13">¿Puedo mezclar ciclos y condicionales?</text:p>
      <text:p text:style-name="P12">Si. aunque los ciclos son una especie de condicionales, nada nos impide, ejecutar condicionales dentro de un ciclo.</text:p>
      <text:p text:style-name="P1"/>
      <text:p text:style-name="P1">Replica el comportamiento de los siguientes ciclos for utilizando ciclos while:</text:p>
      <text:p text:style-name="P1">for (let i = 0; i &lt; 5; i++) {</text:p>
      <text:p text:style-name="P1">console.log("El valor de i es: " + i);</text:p>
      <text:p text:style-name="P1">}</text:p>
      <text:p text:style-name="P15"/>
      <text:p text:style-name="P1">for (let i = 10; i &gt;= 2; i--) {</text:p>
      <text:p text:style-name="P1">console.log("El valor de i es: " + i);</text:p>
      <text:p text:style-name="P1"><text:soft-page-break/>}</text:p>
      <text:p text:style-name="P1"/>
      <text:p text:style-name="P1">Escribe un código en JavaScript que le pregunte a los usuarios cuánto es 2 + 2. Si responden bien, mostramos un mensaje de felicitaciones, pero si responden mal, volvemos a empezar.</text:p>
      <text:p text:style-name="P1">bulb Pista: puedes usar la función prompt de JavaScript.</text:p>
      <text:p text:style-name="P15"/>
      <text:p text:style-name="P14">Listas</text:p>
      <text:p text:style-name="P1">Responde las siguientes preguntas en la sección de comentarios:</text:p>
      <text:p text:style-name="P13">¿Qué es un array?</text:p>
      <text:p text:style-name="P9">Es una lista de elementos.</text:p>
      <text:p text:style-name="P9"/>
      <text:p text:style-name="P13">¿Qué es un objeto?</text:p>
      <text:p text:style-name="P9">Es una lista de elementos, pero cada elemento tiene un nombre clave</text:p>
      <text:p text:style-name="P9"/>
      <text:p text:style-name="P13">¿Cuándo es mejor usar objetos o arrays?</text:p>
      <text:p text:style-name="P10">Arrays cuando lo que haremos en un elemento es lo mismo que en todos los demas, la regla se puede incumplir. Mientras que un objeto cuando los nombres de cada elemento son importantes para nuestro algoritmo.</text:p>
      <text:p text:style-name="P6"/>
      <text:p text:style-name="P13">¿Puedo mezclar arrays con objetos o incluso objetos con arrays?</text:p>
      <text:p text:style-name="P10">Si. los arrays pueden guardar objetos. Y los objetos pueden guardar arrays entre sus propiedades</text:p>
      <text:p text:style-name="P10"/>
      <text:p text:style-name="P1">Crea una función que pueda recibir cualquier array como parámetro e imprima su primer elemento.</text:p>
      <text:p text:style-name="P1"/>
      <text:p text:style-name="P1">Crea una función que pueda recibir cualquier array como parámetro e imprima todos sus elementos uno por uno (no se vale imprimir el array completo).</text:p>
      <text:p text:style-name="P1"/>
      <text:p text:style-name="P1">Crea una función que pueda recibir cualquier objeto como parámetro e imprima todos sus elementos uno por uno (no se vale imprimir el objeto completo).</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2:48:29.294987557</meta:creation-date>
    <dc:date>2023-03-20T14:28:40.379542023</dc:date>
    <meta:editing-duration>PT8M48S</meta:editing-duration>
    <meta:editing-cycles>1</meta:editing-cycles>
    <meta:document-statistic meta:table-count="0" meta:image-count="0" meta:object-count="0" meta:page-count="4" meta:paragraph-count="110" meta:word-count="1035" meta:character-count="6339" meta:non-whitespace-character-count="5414"/>
    <meta:generator>LibreOffice/7.3.7.2$Linux_X86_64 LibreOffice_project/30$Build-2</meta:generator>
  </office:meta>
</office:document-meta>
</file>